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8" style:family="table-cell" style:parent-style-name="Default">
      <style:table-cell-properties style:cell-protect="none" style:print-content="true"/>
      <style:text-properties fo:color="#666666"/>
    </style:style>
    <style:style style:name="ce26" style:family="table-cell" style:parent-style-name="Default">
      <style:table-cell-properties style:cell-protect="none" style:print-content="true"/>
      <style:text-properties fo:color="#666666"/>
    </style:style>
    <style:style style:name="ce27" style:family="table-cell" style:parent-style-name="Default">
      <style:table-cell-properties style:cell-protect="none" style:print-content="true"/>
      <style:text-properties fo:color="#666666"/>
    </style:style>
    <style:style style:name="ce11" style:family="table-cell" style:parent-style-name="Default">
      <style:table-cell-properties style:cell-protect="none" style:print-content="true"/>
      <style:text-properties fo:color="#666666"/>
    </style:style>
    <style:style style:name="ce12" style:family="table-cell" style:parent-style-name="Default">
      <style:table-cell-properties style:cell-protect="none" style:print-content="true"/>
      <style:text-properties fo:color="#666666"/>
    </style:style>
    <style:style style:name="ce13" style:family="table-cell" style:parent-style-name="Default">
      <style:table-cell-properties style:cell-protect="none" style:print-content="true"/>
      <style:text-properties fo:color="#666666"/>
    </style:style>
    <style:style style:name="ce14" style:family="table-cell" style:parent-style-name="Default">
      <style:table-cell-properties style:cell-protect="none" style:print-content="true"/>
      <style:text-properties fo:color="#666666"/>
    </style:style>
    <style:style style:name="ce15" style:family="table-cell" style:parent-style-name="Default">
      <style:table-cell-properties style:cell-protect="none" style:print-content="true"/>
      <style:text-properties fo:color="#666666"/>
    </style:style>
    <style:style style:name="ce16" style:family="table-cell" style:parent-style-name="Default">
      <style:table-cell-properties style:cell-protect="none" style:print-content="true"/>
      <style:text-properties fo:color="#666666"/>
    </style:style>
    <style:style style:name="ce17" style:family="table-cell" style:parent-style-name="Default">
      <style:table-cell-properties style:cell-protect="none" style:print-content="true"/>
      <style:text-properties fo:color="#666666"/>
    </style:style>
    <style:style style:name="ce18" style:family="table-cell" style:parent-style-name="Default">
      <style:table-cell-properties style:cell-protect="none" style:print-content="true"/>
      <style:text-properties fo:color="#666666"/>
    </style:style>
    <style:style style:name="ce19" style:family="table-cell" style:parent-style-name="Default">
      <style:table-cell-properties style:cell-protect="none" style:print-content="true"/>
      <style:text-properties fo:color="#666666"/>
    </style:style>
    <style:style style:name="ce20" style:family="table-cell" style:parent-style-name="Default">
      <style:table-cell-properties style:cell-protect="none" style:print-content="true"/>
      <style:text-properties fo:color="#666666"/>
    </style:style>
    <style:style style:name="ce21" style:family="table-cell" style:parent-style-name="Default">
      <style:table-cell-properties style:cell-protect="none" style:print-content="true"/>
      <style:text-properties fo:color="#666666"/>
    </style:style>
    <style:style style:name="ce22" style:family="table-cell" style:parent-style-name="Default">
      <style:table-cell-properties style:cell-protect="none" style:print-content="true"/>
      <style:text-properties fo:color="#666666"/>
    </style:style>
    <style:style style:name="ce23" style:family="table-cell" style:parent-style-name="Default">
      <style:table-cell-properties style:cell-protect="none" style:print-content="true"/>
      <style:text-properties fo:color="#666666"/>
    </style:style>
    <style:style style:name="ce24" style:family="table-cell" style:parent-style-name="Default">
      <style:table-cell-properties style:cell-protect="none" style:print-content="true"/>
      <style:text-properties fo:color="#666666"/>
    </style:style>
    <style:style style:name="ce25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1,$1,$1,$1,$1,$3F,$0,$0,$80,$80,$80,$80,$80,$FC,$3F,$1,$1,$1,$1,$1,$0,$0,$FC,$80,$80,$80,$80,$80,$0,$0" calcext:value-type="string">
            <text:p>.byte $0,$0,$1,$1,$1,$1,$1,$3F,$0,$0,$80,$80,$80,$80,$80,$FC,$3F,$1,$1,$1,$1,$1,$0,$0,$FC,$80,$80,$80,$80,$8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number-columns-repeated="4" table:style-name="ce22" table:content-validation-name="val1" office:value-type="float" office:value="0" calcext:value-type="float">
            <text:p>0</text:p>
          </table:table-cell>
          <table:table-cell table:number-columns-repeated="2" table:style-name="ce22" table:content-validation-name="val1" office:value-type="float" office:value="1" calcext:value-type="float">
            <text:p>1</text:p>
          </table:table-cell>
          <table:table-cell table:number-columns-repeated="4" table:style-name="ce22" table:content-validation-name="val1" office:value-type="float" office:value="0" calcext:value-type="float">
            <text:p>0</text:p>
          </table:table-cell>
          <table:table-cell table:number-columns-repeated="3" table:style-name="ce8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1" calcext:value-type="string">
            <text:p>%0000000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number-columns-repeated="4" table:style-name="ce23" table:content-validation-name="val1" office:value-type="float" office:value="0" calcext:value-type="float">
            <text:p>0</text:p>
          </table:table-cell>
          <table:table-cell table:number-columns-repeated="2" table:style-name="ce23" table:content-validation-name="val1" office:value-type="float" office:value="1" calcext:value-type="float">
            <text:p>1</text:p>
          </table:table-cell>
          <table:table-cell table:number-columns-repeated="4" table:style-name="ce23" table:content-validation-name="val1" office:value-type="float" office:value="0" calcext:value-type="float">
            <text:p>0</text:p>
          </table:table-cell>
          <table:table-cell table:number-columns-repeated="3" table:style-name="ce8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1" calcext:value-type="string">
            <text:p>%00000001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26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number-columns-repeated="4" table:style-name="ce24" table:content-validation-name="val1" office:value-type="float" office:value="0" calcext:value-type="float">
            <text:p>0</text:p>
          </table:table-cell>
          <table:table-cell table:number-columns-repeated="2" table:style-name="ce24" table:content-validation-name="val1" office:value-type="float" office:value="1" calcext:value-type="float">
            <text:p>1</text:p>
          </table:table-cell>
          <table:table-cell table:number-columns-repeated="4" table:style-name="ce24" table:content-validation-name="val1" office:value-type="float" office:value="0" calcext:value-type="float">
            <text:p>0</text:p>
          </table:table-cell>
          <table:table-cell table:number-columns-repeated="3" table:style-name="ce2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1" calcext:value-type="string">
            <text:p>%0000000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1,$1,$1,$1,$1,$3F,$0,$0,$80,$80,$80,$80,$80,$FC,$3F,$1,$1,$1,$1,$1,$0,$0,$FC,$80,$80,$80,$80,$80,$0,$0};" calcext:value-type="string">
            <text:p>unsigned char tile[]={ $0,$0,$1,$1,$1,$1,$1,$3F,$0,$0,$80,$80,$80,$80,$80,$FC,$3F,$1,$1,$1,$1,$1,$0,$0,$FC,$80,$80,$80,$80,$8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27"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4" table:style-name="ce24" table:content-validation-name="val1" office:value-type="float" office:value="0" calcext:value-type="float">
            <text:p>0</text:p>
          </table:table-cell>
          <table:table-cell table:number-columns-repeated="2" table:style-name="ce24" table:content-validation-name="val1" office:value-type="float" office:value="1" calcext:value-type="float">
            <text:p>1</text:p>
          </table:table-cell>
          <table:table-cell table:number-columns-repeated="4" table:style-name="ce24" table:content-validation-name="val1" office:value-type="float" office:value="0" calcext:value-type="float">
            <text:p>0</text:p>
          </table:table-cell>
          <table:table-cell table:number-columns-repeated="3" table:style-name="ce27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01" calcext:value-type="string">
            <text:p>%0000000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11"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4" table:style-name="ce25" table:content-validation-name="val1" office:value-type="float" office:value="0" calcext:value-type="float">
            <text:p>0</text:p>
          </table:table-cell>
          <table:table-cell table:number-columns-repeated="2" table:style-name="ce25" table:content-validation-name="val1" office:value-type="float" office:value="1" calcext:value-type="float">
            <text:p>1</text:p>
          </table:table-cell>
          <table:table-cell table:number-columns-repeated="4" table:style-name="ce25" table:content-validation-name="val1" office:value-type="float" office:value="0" calcext:value-type="float">
            <text:p>0</text:p>
          </table:table-cell>
          <table:table-cell table:number-columns-repeated="3" table:style-name="ce11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001" calcext:value-type="string">
            <text:p>%0000000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 table:style-name="ce11" table:content-validation-name="val1" office:value-type="float" office:value="0" calcext:value-type="float">
            <text:p>0</text:p>
          </table:table-cell>
          <table:table-cell table:number-columns-repeated="11" table:style-name="ce19" table:content-validation-name="val1" office:value-type="float" office:value="1" calcext:value-type="float">
            <text:p>1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number-columns-repeated="2" table:style-name="ce11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111111" calcext:value-type="string">
            <text:p>%0011111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1111100" calcext:value-type="string">
            <text:p>%11111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 table:style-name="ce12" table:content-validation-name="val1" office:value-type="float" office:value="0" calcext:value-type="float">
            <text:p>0</text:p>
          </table:table-cell>
          <table:table-cell table:number-columns-repeated="11" table:style-name="ce19" table:content-validation-name="val1" office:value-type="float" office:value="1" calcext:value-type="float">
            <text:p>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number-columns-repeated="2" table:style-name="ce12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111111" calcext:value-type="string">
            <text:p>%0011111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1111100" calcext:value-type="string">
            <text:p>%11111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2" table:style-name="ce12" table:content-validation-name="val1" office:value-type="float" office:value="0" calcext:value-type="float">
            <text:p>0</text:p>
          </table:table-cell>
          <table:table-cell table:number-columns-repeated="5" table:style-name="ce20" table:content-validation-name="val1" office:value-type="float" office:value="0" calcext:value-type="float">
            <text:p>0</text:p>
          </table:table-cell>
          <table:table-cell table:number-columns-repeated="2" table:style-name="ce20" table:content-validation-name="val1" office:value-type="float" office:value="1" calcext:value-type="float">
            <text:p>1</text:p>
          </table:table-cell>
          <table:table-cell table:number-columns-repeated="4" table:style-name="ce20" table:content-validation-name="val1" office:value-type="float" office:value="0" calcext:value-type="float">
            <text:p>0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001" calcext:value-type="string">
            <text:p>%0000000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2" table:style-name="ce13" table:content-validation-name="val1" office:value-type="float" office:value="0" calcext:value-type="float">
            <text:p>0</text:p>
          </table:table-cell>
          <table:table-cell table:number-columns-repeated="5" table:style-name="ce20" table:content-validation-name="val1" office:value-type="float" office:value="0" calcext:value-type="float">
            <text:p>0</text:p>
          </table:table-cell>
          <table:table-cell table:number-columns-repeated="2" table:style-name="ce20" table:content-validation-name="val1" office:value-type="float" office:value="1" calcext:value-type="float">
            <text:p>1</text:p>
          </table:table-cell>
          <table:table-cell table:number-columns-repeated="4" table:style-name="ce20" table:content-validation-name="val1" office:value-type="float" office:value="0" calcext:value-type="float">
            <text:p>0</text:p>
          </table:table-cell>
          <table:table-cell table:number-columns-repeated="3" table:style-name="ce13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01" calcext:value-type="string">
            <text:p>%0000000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2" table:style-name="ce13" table:content-validation-name="val1" office:value-type="float" office:value="0" calcext:value-type="float">
            <text:p>0</text:p>
          </table:table-cell>
          <table:table-cell table:number-columns-repeated="5" table:style-name="ce21" table:content-validation-name="val1" office:value-type="float" office:value="0" calcext:value-type="float">
            <text:p>0</text:p>
          </table:table-cell>
          <table:table-cell table:number-columns-repeated="2" table:style-name="ce21" table:content-validation-name="val1" office:value-type="float" office:value="1" calcext:value-type="float">
            <text:p>1</text:p>
          </table:table-cell>
          <table:table-cell table:number-columns-repeated="4" table:style-name="ce21" table:content-validation-name="val1" office:value-type="float" office:value="0" calcext:value-type="float">
            <text:p>0</text:p>
          </table:table-cell>
          <table:table-cell table:number-columns-repeated="3" table:style-name="ce13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1" calcext:value-type="string">
            <text:p>%0000000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2" table:style-name="ce14" table:content-validation-name="val1" office:value-type="float" office:value="0" calcext:value-type="float">
            <text:p>0</text:p>
          </table:table-cell>
          <table:table-cell table:number-columns-repeated="5" table:style-name="ce21" table:content-validation-name="val1" office:value-type="float" office:value="0" calcext:value-type="float">
            <text:p>0</text:p>
          </table:table-cell>
          <table:table-cell table:number-columns-repeated="2" table:style-name="ce21" table:content-validation-name="val1" office:value-type="float" office:value="1" calcext:value-type="float">
            <text:p>1</text:p>
          </table:table-cell>
          <table:table-cell table:number-columns-repeated="4" table:style-name="ce21" table:content-validation-name="val1" office:value-type="float" office:value="0" calcext:value-type="float">
            <text:p>0</text:p>
          </table:table-cell>
          <table:table-cell table:number-columns-repeated="3" table:style-name="ce14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1" calcext:value-type="string">
            <text:p>%0000000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7" table:style-name="ce14" table:content-validation-name="val1" office:value-type="float" office:value="0" calcext:value-type="float">
            <text:p>0</text:p>
          </table:table-cell>
          <table:table-cell table:number-columns-repeated="2" table:style-name="ce14" table:content-validation-name="val1" office:value-type="float" office:value="1" calcext:value-type="float">
            <text:p>1</text:p>
          </table:table-cell>
          <table:table-cell table:number-columns-repeated="7" table:style-name="ce14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1" calcext:value-type="string">
            <text:p>%00000001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15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15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1" calcext:value-type="string">
            <text:p>%00000001</text:p>
          </table:table-cell>
          <table:table-cell table:formula="of:=MID([.T23];2;8)" office:value-type="string" office:string-value="00000001" calcext:value-type="string">
            <text:p>00000001</text:p>
          </table:table-cell>
          <table:table-cell table:formula="of:=BIN2HEX([.U23])" office:value-type="string" office:string-value="1" calcext:value-type="string">
            <text:p>1</text:p>
          </table:table-cell>
          <table:table-cell table:formula="of:=COM.MICROSOFT.CONCAT(&quot;$&quot;;TEXT([.V2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1" calcext:value-type="string">
            <text:p>%00000001</text:p>
          </table:table-cell>
          <table:table-cell table:formula="of:=MID([.T24];2;8)" office:value-type="string" office:string-value="00000001" calcext:value-type="string">
            <text:p>00000001</text:p>
          </table:table-cell>
          <table:table-cell table:formula="of:=BIN2HEX([.U24])" office:value-type="string" office:string-value="1" calcext:value-type="string">
            <text:p>1</text:p>
          </table:table-cell>
          <table:table-cell table:formula="of:=COM.MICROSOFT.CONCAT(&quot;$&quot;;TEXT([.V2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1" calcext:value-type="string">
            <text:p>%00000001</text:p>
          </table:table-cell>
          <table:table-cell table:formula="of:=MID([.T25];2;8)" office:value-type="string" office:string-value="00000001" calcext:value-type="string">
            <text:p>00000001</text:p>
          </table:table-cell>
          <table:table-cell table:formula="of:=BIN2HEX([.U25])" office:value-type="string" office:string-value="1" calcext:value-type="string">
            <text:p>1</text:p>
          </table:table-cell>
          <table:table-cell table:formula="of:=COM.MICROSOFT.CONCAT(&quot;$&quot;;TEXT([.V25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01" calcext:value-type="string">
            <text:p>%00000001</text:p>
          </table:table-cell>
          <table:table-cell table:formula="of:=MID([.T26];2;8)" office:value-type="string" office:string-value="00000001" calcext:value-type="string">
            <text:p>00000001</text:p>
          </table:table-cell>
          <table:table-cell table:formula="of:=BIN2HEX([.U26])" office:value-type="string" office:string-value="1" calcext:value-type="string">
            <text:p>1</text:p>
          </table:table-cell>
          <table:table-cell table:formula="of:=COM.MICROSOFT.CONCAT(&quot;$&quot;;TEXT([.V26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001" calcext:value-type="string">
            <text:p>%00000001</text:p>
          </table:table-cell>
          <table:table-cell table:formula="of:=MID([.T27];2;8)" office:value-type="string" office:string-value="00000001" calcext:value-type="string">
            <text:p>00000001</text:p>
          </table:table-cell>
          <table:table-cell table:formula="of:=BIN2HEX([.U27])" office:value-type="string" office:string-value="1" calcext:value-type="string">
            <text:p>1</text:p>
          </table:table-cell>
          <table:table-cell table:formula="of:=COM.MICROSOFT.CONCAT(&quot;$&quot;;TEXT([.V27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111111" calcext:value-type="string">
            <text:p>%00111111</text:p>
          </table:table-cell>
          <table:table-cell table:formula="of:=MID([.T28];2;8)" office:value-type="string" office:string-value="00111111" calcext:value-type="string">
            <text:p>00111111</text:p>
          </table:table-cell>
          <table:table-cell table:formula="of:=BIN2HEX([.U28])" office:value-type="string" office:string-value="3F" calcext:value-type="string">
            <text:p>3F</text:p>
          </table:table-cell>
          <table:table-cell table:formula="of:=COM.MICROSOFT.CONCAT(&quot;$&quot;;TEXT([.V28];0))" office:value-type="string" office:string-value="$3F" calcext:value-type="string">
            <text:p>$3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10000000" calcext:value-type="string">
            <text:p>%10000000</text:p>
          </table:table-cell>
          <table:table-cell table:formula="of:=MID([.T31];2;8)" office:value-type="string" office:string-value="10000000" calcext:value-type="string">
            <text:p>10000000</text:p>
          </table:table-cell>
          <table:table-cell table:formula="of:=BIN2HEX([.U31])" office:value-type="string" office:string-value="80" calcext:value-type="string">
            <text:p>80</text:p>
          </table:table-cell>
          <table:table-cell table:formula="of:=COM.MICROSOFT.CONCAT(&quot;$&quot;;TEXT([.V3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10000000" calcext:value-type="string">
            <text:p>%10000000</text:p>
          </table:table-cell>
          <table:table-cell table:formula="of:=MID([.T32];2;8)" office:value-type="string" office:string-value="10000000" calcext:value-type="string">
            <text:p>10000000</text:p>
          </table:table-cell>
          <table:table-cell table:formula="of:=BIN2HEX([.U32])" office:value-type="string" office:string-value="80" calcext:value-type="string">
            <text:p>80</text:p>
          </table:table-cell>
          <table:table-cell table:formula="of:=COM.MICROSOFT.CONCAT(&quot;$&quot;;TEXT([.V32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10000000" calcext:value-type="string">
            <text:p>%10000000</text:p>
          </table:table-cell>
          <table:table-cell table:formula="of:=MID([.T33];2;8)" office:value-type="string" office:string-value="10000000" calcext:value-type="string">
            <text:p>10000000</text:p>
          </table:table-cell>
          <table:table-cell table:formula="of:=BIN2HEX([.U33])" office:value-type="string" office:string-value="80" calcext:value-type="string">
            <text:p>80</text:p>
          </table:table-cell>
          <table:table-cell table:formula="of:=COM.MICROSOFT.CONCAT(&quot;$&quot;;TEXT([.V33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0000000" calcext:value-type="string">
            <text:p>%10000000</text:p>
          </table:table-cell>
          <table:table-cell table:formula="of:=MID([.T34];2;8)" office:value-type="string" office:string-value="10000000" calcext:value-type="string">
            <text:p>10000000</text:p>
          </table:table-cell>
          <table:table-cell table:formula="of:=BIN2HEX([.U34])" office:value-type="string" office:string-value="80" calcext:value-type="string">
            <text:p>80</text:p>
          </table:table-cell>
          <table:table-cell table:formula="of:=COM.MICROSOFT.CONCAT(&quot;$&quot;;TEXT([.V34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10000000" calcext:value-type="string">
            <text:p>%10000000</text:p>
          </table:table-cell>
          <table:table-cell table:formula="of:=MID([.T35];2;8)" office:value-type="string" office:string-value="10000000" calcext:value-type="string">
            <text:p>10000000</text:p>
          </table:table-cell>
          <table:table-cell table:formula="of:=BIN2HEX([.U35])" office:value-type="string" office:string-value="80" calcext:value-type="string">
            <text:p>80</text:p>
          </table:table-cell>
          <table:table-cell table:formula="of:=COM.MICROSOFT.CONCAT(&quot;$&quot;;TEXT([.V35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1111100" calcext:value-type="string">
            <text:p>%11111100</text:p>
          </table:table-cell>
          <table:table-cell table:formula="of:=MID([.T36];2;8)" office:value-type="string" office:string-value="11111100" calcext:value-type="string">
            <text:p>11111100</text:p>
          </table:table-cell>
          <table:table-cell table:formula="of:=BIN2HEX([.U36])" office:value-type="string" office:string-value="FC" calcext:value-type="string">
            <text:p>FC</text:p>
          </table:table-cell>
          <table:table-cell table:formula="of:=COM.MICROSOFT.CONCAT(&quot;$&quot;;TEXT([.V36];0))" office:value-type="string" office:string-value="$FC" calcext:value-type="string">
            <text:p>$F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111111" calcext:value-type="string">
            <text:p>%00111111</text:p>
          </table:table-cell>
          <table:table-cell table:formula="of:=MID([.T37];2;8)" office:value-type="string" office:string-value="00111111" calcext:value-type="string">
            <text:p>00111111</text:p>
          </table:table-cell>
          <table:table-cell table:formula="of:=BIN2HEX([.U37])" office:value-type="string" office:string-value="3F" calcext:value-type="string">
            <text:p>3F</text:p>
          </table:table-cell>
          <table:table-cell table:formula="of:=COM.MICROSOFT.CONCAT(&quot;$&quot;;TEXT([.V37];0))" office:value-type="string" office:string-value="$3F" calcext:value-type="string">
            <text:p>$3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001" calcext:value-type="string">
            <text:p>%00000001</text:p>
          </table:table-cell>
          <table:table-cell table:formula="of:=MID([.T38];2;8)" office:value-type="string" office:string-value="00000001" calcext:value-type="string">
            <text:p>00000001</text:p>
          </table:table-cell>
          <table:table-cell table:formula="of:=BIN2HEX([.U38])" office:value-type="string" office:string-value="1" calcext:value-type="string">
            <text:p>1</text:p>
          </table:table-cell>
          <table:table-cell table:formula="of:=COM.MICROSOFT.CONCAT(&quot;$&quot;;TEXT([.V38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01" calcext:value-type="string">
            <text:p>%00000001</text:p>
          </table:table-cell>
          <table:table-cell table:formula="of:=MID([.T39];2;8)" office:value-type="string" office:string-value="00000001" calcext:value-type="string">
            <text:p>00000001</text:p>
          </table:table-cell>
          <table:table-cell table:formula="of:=BIN2HEX([.U39])" office:value-type="string" office:string-value="1" calcext:value-type="string">
            <text:p>1</text:p>
          </table:table-cell>
          <table:table-cell table:formula="of:=COM.MICROSOFT.CONCAT(&quot;$&quot;;TEXT([.V39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1" calcext:value-type="string">
            <text:p>%00000001</text:p>
          </table:table-cell>
          <table:table-cell table:formula="of:=MID([.T40];2;8)" office:value-type="string" office:string-value="00000001" calcext:value-type="string">
            <text:p>00000001</text:p>
          </table:table-cell>
          <table:table-cell table:formula="of:=BIN2HEX([.U40])" office:value-type="string" office:string-value="1" calcext:value-type="string">
            <text:p>1</text:p>
          </table:table-cell>
          <table:table-cell table:formula="of:=COM.MICROSOFT.CONCAT(&quot;$&quot;;TEXT([.V40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1" calcext:value-type="string">
            <text:p>%00000001</text:p>
          </table:table-cell>
          <table:table-cell table:formula="of:=MID([.T41];2;8)" office:value-type="string" office:string-value="00000001" calcext:value-type="string">
            <text:p>00000001</text:p>
          </table:table-cell>
          <table:table-cell table:formula="of:=BIN2HEX([.U41])" office:value-type="string" office:string-value="1" calcext:value-type="string">
            <text:p>1</text:p>
          </table:table-cell>
          <table:table-cell table:formula="of:=COM.MICROSOFT.CONCAT(&quot;$&quot;;TEXT([.V4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1" calcext:value-type="string">
            <text:p>%00000001</text:p>
          </table:table-cell>
          <table:table-cell table:formula="of:=MID([.T42];2;8)" office:value-type="string" office:string-value="00000001" calcext:value-type="string">
            <text:p>00000001</text:p>
          </table:table-cell>
          <table:table-cell table:formula="of:=BIN2HEX([.U42])" office:value-type="string" office:string-value="1" calcext:value-type="string">
            <text:p>1</text:p>
          </table:table-cell>
          <table:table-cell table:formula="of:=COM.MICROSOFT.CONCAT(&quot;$&quot;;TEXT([.V4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1111100" calcext:value-type="string">
            <text:p>%11111100</text:p>
          </table:table-cell>
          <table:table-cell table:formula="of:=MID([.T45];2;8)" office:value-type="string" office:string-value="11111100" calcext:value-type="string">
            <text:p>11111100</text:p>
          </table:table-cell>
          <table:table-cell table:formula="of:=BIN2HEX([.U45])" office:value-type="string" office:string-value="FC" calcext:value-type="string">
            <text:p>FC</text:p>
          </table:table-cell>
          <table:table-cell table:formula="of:=COM.MICROSOFT.CONCAT(&quot;$&quot;;TEXT([.V45];0))" office:value-type="string" office:string-value="$FC" calcext:value-type="string">
            <text:p>$F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0000000" calcext:value-type="string">
            <text:p>%10000000</text:p>
          </table:table-cell>
          <table:table-cell table:formula="of:=MID([.T46];2;8)" office:value-type="string" office:string-value="10000000" calcext:value-type="string">
            <text:p>10000000</text:p>
          </table:table-cell>
          <table:table-cell table:formula="of:=BIN2HEX([.U46])" office:value-type="string" office:string-value="80" calcext:value-type="string">
            <text:p>80</text:p>
          </table:table-cell>
          <table:table-cell table:formula="of:=COM.MICROSOFT.CONCAT(&quot;$&quot;;TEXT([.V46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0000000" calcext:value-type="string">
            <text:p>%10000000</text:p>
          </table:table-cell>
          <table:table-cell table:formula="of:=MID([.T47];2;8)" office:value-type="string" office:string-value="10000000" calcext:value-type="string">
            <text:p>10000000</text:p>
          </table:table-cell>
          <table:table-cell table:formula="of:=BIN2HEX([.U47])" office:value-type="string" office:string-value="80" calcext:value-type="string">
            <text:p>80</text:p>
          </table:table-cell>
          <table:table-cell table:formula="of:=COM.MICROSOFT.CONCAT(&quot;$&quot;;TEXT([.V47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0000000" calcext:value-type="string">
            <text:p>%10000000</text:p>
          </table:table-cell>
          <table:table-cell table:formula="of:=MID([.T48];2;8)" office:value-type="string" office:string-value="10000000" calcext:value-type="string">
            <text:p>10000000</text:p>
          </table:table-cell>
          <table:table-cell table:formula="of:=BIN2HEX([.U48])" office:value-type="string" office:string-value="80" calcext:value-type="string">
            <text:p>80</text:p>
          </table:table-cell>
          <table:table-cell table:formula="of:=COM.MICROSOFT.CONCAT(&quot;$&quot;;TEXT([.V48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0000000" calcext:value-type="string">
            <text:p>%10000000</text:p>
          </table:table-cell>
          <table:table-cell table:formula="of:=MID([.T49];2;8)" office:value-type="string" office:string-value="10000000" calcext:value-type="string">
            <text:p>10000000</text:p>
          </table:table-cell>
          <table:table-cell table:formula="of:=BIN2HEX([.U49])" office:value-type="string" office:string-value="80" calcext:value-type="string">
            <text:p>80</text:p>
          </table:table-cell>
          <table:table-cell table:formula="of:=COM.MICROSOFT.CONCAT(&quot;$&quot;;TEXT([.V4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10000000" calcext:value-type="string">
            <text:p>%10000000</text:p>
          </table:table-cell>
          <table:table-cell table:formula="of:=MID([.T50];2;8)" office:value-type="string" office:string-value="10000000" calcext:value-type="string">
            <text:p>10000000</text:p>
          </table:table-cell>
          <table:table-cell table:formula="of:=BIN2HEX([.U50])" office:value-type="string" office:string-value="80" calcext:value-type="string">
            <text:p>80</text:p>
          </table:table-cell>
          <table:table-cell table:formula="of:=COM.MICROSOFT.CONCAT(&quot;$&quot;;TEXT([.V5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R2:Sheet1.R17 Sheet1.B2:Sheet1.Q3 Sheet1.O7:Sheet1.Q9 Sheet1.B7:Sheet1.C9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O4:Sheet1.Q5 Sheet1.B4:Sheet1.C5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O6:Sheet1.Q7 Sheet1.B6:Sheet1.C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O8:Sheet1.Q9 Sheet1.B8:Sheet1.C9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O11:Sheet1.Q11 Sheet1.B10:Sheet1.C11 Sheet1.O10:Sheet1.Q10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O12:Sheet1.Q13 Sheet1.B12:Sheet1.C13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B16:Sheet1.Q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E4:Sheet1.N4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B15:Sheet1.Q15 Sheet1.B14:Sheet1.C14 Sheet1.O14:Sheet1.Q14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5:Sheet1.D6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5:Sheet1.D6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7:Sheet1.D8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9:Sheet1.N10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11:Sheet1.N12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13:Sheet1.N14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E5:Sheet1.N5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E6:Sheet1.N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E8:Sheet1.N8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6:41:38.232366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16:41:58.865654676</dc:date>
    <meta:editing-duration>PT1H3M25S</meta:editing-duration>
    <meta:editing-cycles>26</meta:editing-cycles>
    <meta:generator>LibreOffice/6.4.7.2$Linux_X86_64 LibreOffice_project/40$Build-2</meta:generator>
    <meta:document-statistic meta:table-count="1" meta:cell-count="488" meta:object-count="0"/>
  </office:meta>
</office:document-meta>
</file>